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1.905cm" svg:x="1cm" svg:y="1.762cm">
          <draw:text-box>
            <text:p>jenny</text:p>
          </draw:text-box>
        </draw:frame>
        <draw:frame draw:style-name="gr2" draw:text-style-name="P1" draw:layer="layout" svg:width="5.207cm" svg:height="1.524cm" svg:x="3.921cm" svg:y="4.81cm">
          <draw:text-box>
            <text:p>john</text:p>
          </draw:text-box>
        </draw:frame>
        <draw:frame draw:style-name="gr3" draw:text-style-name="P1" draw:layer="layout" svg:width="5.334cm" svg:height="1.143cm" svg:x="2.905cm" svg:y="1.889cm">
          <draw:text-box>
            <text:p>charles</text:p>
          </draw:text-box>
        </draw:frame>
        <draw:line draw:style-name="gr4" draw:text-style-name="P2" draw:layer="layout" svg:x1="1.762cm" svg:y1="2.905cm" svg:x2="4.556cm" svg:y2="4.81cm">
          <text:p/>
        </draw:line>
        <draw:line draw:style-name="gr4" draw:text-style-name="P2" draw:layer="layout" svg:x1="3.54cm" svg:y1="2.905cm" svg:x2="4.556cm" svg:y2="4.937cm">
          <text:p/>
        </draw:line>
        <draw:frame draw:style-name="gr5" draw:text-style-name="P1" draw:layer="layout" svg:width="2.794cm" svg:height="1.397cm" svg:x="11.541cm" svg:y="2.016cm">
          <draw:text-box>
            <text:p>susan</text:p>
          </draw:text-box>
        </draw:frame>
        <draw:frame draw:style-name="gr6" draw:text-style-name="P1" draw:layer="layout" svg:width="3.937cm" svg:height="0.962cm" svg:x="13.7cm" svg:y="1.943cm">
          <draw:text-box>
            <text:p>mark</text:p>
          </draw:text-box>
        </draw:frame>
        <draw:frame draw:style-name="gr7" draw:text-style-name="P1" draw:layer="layout" svg:width="2.921cm" svg:height="1.187cm" svg:x="9.636cm" svg:y="4.429cm">
          <draw:text-box>
            <text:p/>
          </draw:text-box>
        </draw:frame>
        <draw:frame draw:style-name="gr8" draw:text-style-name="P1" draw:layer="layout" svg:width="3.283cm" svg:height="0.962cm" svg:x="9.636cm" svg:y="4.429cm">
          <draw:text-box>
            <text:p>samantha</text:p>
          </draw:text-box>
        </draw:frame>
        <draw:frame draw:style-name="gr9" draw:text-style-name="P1" draw:layer="layout" svg:width="3.429cm" svg:height="2.384cm" svg:x="14.716cm" svg:y="4.61cm">
          <draw:text-box>
            <text:p>Kate (step daughter of susan)</text:p>
          </draw:text-box>
        </draw:frame>
        <draw:frame draw:style-name="gr2" draw:text-style-name="P1" draw:layer="layout" svg:width="4.826cm" svg:height="1.524cm" svg:x="2.524cm" svg:y="10.017cm">
          <draw:text-box>
            <text:p>tim</text:p>
          </draw:text-box>
        </draw:frame>
        <draw:frame draw:style-name="gr10" draw:text-style-name="P1" draw:layer="layout" svg:width="5.207cm" svg:height="1.778cm" svg:x="5.318cm" svg:y="10.144cm">
          <draw:text-box>
            <text:p>Becky</text:p>
            <text:p/>
          </draw:text-box>
        </draw:frame>
        <draw:line draw:style-name="gr4" draw:text-style-name="P2" draw:layer="layout" svg:x1="5.826cm" svg:y1="5.191cm" svg:x2="9.636cm" svg:y2="4.937cm">
          <text:p/>
        </draw:line>
        <draw:line draw:style-name="gr4" draw:text-style-name="P2" draw:layer="layout" svg:x1="7.604cm" svg:y1="5.191cm" svg:x2="3.032cm" svg:y2="10.017cm">
          <text:p/>
        </draw:line>
        <draw:line draw:style-name="gr4" draw:text-style-name="P2" draw:layer="layout" svg:x1="8.112cm" svg:y1="5.318cm" svg:x2="6.461cm" svg:y2="10.144cm">
          <text:p/>
        </draw:line>
        <draw:line draw:style-name="gr4" draw:text-style-name="P2" draw:layer="layout" svg:x1="12.811cm" svg:y1="2.905cm" svg:x2="12.176cm" svg:y2="4.683cm">
          <text:p/>
        </draw:line>
        <draw:line draw:style-name="gr4" draw:text-style-name="P2" draw:layer="layout" svg:x1="14.843cm" svg:y1="2.778cm" svg:x2="15.478cm" svg:y2="4.683cm">
          <text:p/>
        </draw:line>
        <draw:line draw:style-name="gr4" draw:text-style-name="P2" draw:layer="layout" svg:x1="12.557cm" svg:y1="4.556cm" svg:x2="14.462cm" svg:y2="2.7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7:21:23.016319733</meta:creation-date>
    <dc:date>2019-01-17T12:54:39.782339900</dc:date>
    <meta:editing-duration>P4DT20H16M37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